
<file path=word/document.xml>
</file>
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s" fo:country="ES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2pt" fo:language="es" fo:country="ES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language="es" fo:country="ES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es" fo:country="E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language="es" fo:country="E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fo:language="es" fo:country="E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es" fo:country="E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Eugenio Gutiérrez Camps</text:span></text:p>
      <text:p text:style-name="P3"><text:span text:style-name="T1"/></text:p>
      <text:p text:style-name="P3"><text:span text:style-name="T1"/></text:p>
      <text:p text:style-name="P4"><text:soft-page-break/>Índi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Presentación</text:p>
      <text:p text:style-name="P7"/>
      <text:p text:style-name="P8">No tenía en mente ningún proyecto en particular, tal vez hacer una página web sin más de la cual no le fuese a dar ningún tipo de uso real como por ejemplo una página sobre noticias, o web de alguna tienda o vete tu a saber qué. Pero un día revisando el Discord (aplicación VoIP) en un canal de la liga de un videojuego vi que el administración de la misma, andaba buscando a alguien para que le ayudasen con una base de datos. A raíz de ayudarle estuvimos comentando que sería interesante crear una página web para la liga y le dije que podría mirar de hacerla yo, que estoy cursando DAW y que así aprovecharía para empezarla junto al proyecto de final de curso. Y aquí estoy presentando la página web de la LEP (Liga Española de Paladins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¿Qué es la LEP y Paladins?</text:p>
      <text:p text:style-name="P8"/>
      <text:p text:style-name="P8"/>
      <text:p text:style-name="P8">Paladins es un FPS (del ingles First Person Shooter y en españaol Juego de disparos en primera persona) con unos toques ARTS (del <text:s/>ingles Action Real Time Strategy y en español estrategia de acción en tiempo real). En resumen, todos los personajes tienes habilidades únicas y pueden disparar. La mecánica principal es capturar el punto central del mapa y una vez capturado empujar un coche hasta la base enemiga.</text:p>
      <text:p text:style-name="P8"/>
      <text:p text:style-name="P8">Apareció por primera vez a finales del 2015 en una beta cerrada pero no fue hasta mediados del 2016 donde se abrió la beta al resto del público, y aún a fecha de hoy sigue siendo un juego en beta. A pesar de ello este videojuego ya cosecha una gran cantidad de jugadores mensuales (unos 8 millones), y al ser un juego muy competitivo es normal que aparezcan competiciones por alrededor del mundo, y una de ellas es la LEP.</text:p>
      <text:p text:style-name="P8"/>
      <text:p text:style-name="P8">La liga española de paladins es una liga que surgió a principios del 2017 con la intención de crear una pequeña comunidad para los pocos que eramos en aquel entonces. En los inicios eramos 8 equipos cada equipo con 5-6 jugadores, a día de hoy <text:span text:style-name="T2">INSERTAR CANTIDAD DE JUGADORES Y EQUIPOS </text:span>y con algo más de 1300 seguidores en redes sociales.</text:p>
      <text:p text:style-name="P8"/>
      <text:p text:style-name="P8">El crecimiento es lento pero sabemos que poco a poco la comunidad irá creciendo y que en unos meses tendremos una comunidad mucho más sólid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Objetivos</text:p>
      <text:p text:style-name="P8"/>
      <text:p text:style-name="P8"/>
      <text:p text:style-name="P8">Los objetivos son crear una página web donde podamos anunciar noticias, promocionar los twitch de la gente que participa activamente en la liga, </text:p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21S</meta:editing-duration>
    <meta:editing-cycles>3</meta:editing-cycles>
    <meta:generator>OpenOffice/4.1.2$Win32 OpenOffice.org_project/412m3$Build-9782</meta:generator>
    <dc:date>2018-03-13T21:38:18.14</dc:date>
    <meta:document-statistic meta:table-count="0" meta:image-count="0" meta:object-count="0" meta:page-count="5" meta:paragraph-count="12" meta:word-count="411" meta:character-count="2280"/>
    <dc:creator>Eugenio Gutiérrez</dc:creator>
    <meta:user-defined meta:name="Info 1"/>
    <meta:user-defined meta:name="Info 2"/>
    <meta:user-defined meta:name="Info 3"/>
    <meta:user-defined meta:name="Info 4"/>
  </office:meta>
</office:document-meta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